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09C18FD5EE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 Mono" svg:font-family="'Ubuntu Mono'" style:font-pitch="fixed"/>
    <style:font-face style:name="Ubuntu Mono1" svg:font-family="'Ubuntu Mono'" style:font-family-generic="modern" style:font-pitch="fixed"/>
    <style:font-face style:name="Ubuntu2" svg:font-family="Ubuntu" style:font-pitch="variable"/>
    <style:font-face style:name="Helvetica Neue1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2" svg:font-family="'Ubuntu Mono'" style:font-family-generic="system" style:font-pitch="variable"/>
  </office:font-face-decls>
  <office:automatic-styles>
    <style:style style:name="Table1" style:family="table">
      <style:table-properties style:width="7.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4403in" style:rel-column-width="12585*"/>
    </style:style>
    <style:style style:name="Table1.B" style:family="table-column">
      <style:table-column-properties style:column-width="1.3111in" style:rel-column-width="11456*"/>
    </style:style>
    <style:style style:name="Table1.C" style:family="table-column">
      <style:table-column-properties style:column-width="4.7486in" style:rel-column-width="41494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transparent" fo:padding="0.0382in" fo:border-left="0.5pt solid #3381a1" fo:border-right="none" fo:border-top="0.5pt solid #3381a1" fo:border-bottom="0.5pt solid #3381a1" style:writing-mode="page">
        <style:background-image/>
      </style:table-cell-properties>
    </style:style>
    <style:style style:name="Table1.C1" style:family="table-cell">
      <style:table-cell-properties style:vertical-align="" fo:background-color="transparent" fo:padding="0.0382in" fo:border-left="0.5pt solid #3381a1" fo:border-right="none" fo:border-top="0.5pt solid #3381a1" fo:border-bottom="0.5pt solid #3381a1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C2" style:family="table-cell">
      <style:table-cell-properties style:vertical-align=""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7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8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9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10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10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11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2" fo:font-size="8pt" style:font-size-asian="8pt" style:font-size-complex="8pt"/>
    </style:style>
    <style:style style:name="P3" style:family="paragraph" style:parent-style-name="Standard">
      <style:text-properties fo:font-size="10pt" officeooo:rsid="000b5c19" officeooo:paragraph-rsid="00297907" style:font-size-asian="10pt" style:font-size-complex="10pt"/>
    </style:style>
    <style:style style:name="P4" style:family="paragraph" style:parent-style-name="Standard">
      <style:text-properties style:font-name="Ubuntu Mono" fo:font-size="10pt" officeooo:rsid="000b5c19" officeooo:paragraph-rsid="002bcd08" style:font-size-asian="10pt" style:font-size-complex="10pt"/>
    </style:style>
    <style:style style:name="P5" style:family="paragraph" style:parent-style-name="Standard">
      <style:text-properties style:font-name="Ubuntu Mono" fo:font-size="10pt" fo:font-weight="normal" officeooo:rsid="000b5c19" officeooo:paragraph-rsid="00297907" style:font-name-asian="Ubuntu Mono2" style:font-size-asian="10pt" style:font-weight-asian="normal" style:font-name-complex="Ubuntu Mono2" style:font-size-complex="10pt" style:font-weight-complex="normal"/>
    </style:style>
    <style:style style:name="P6" style:family="paragraph" style:parent-style-name="Standard">
      <style:text-properties style:font-name="Ubuntu1" fo:font-size="10pt" officeooo:rsid="000b5c19" officeooo:paragraph-rsid="002bcd08" style:font-size-asian="10pt" style:font-size-complex="10pt"/>
    </style:style>
    <style:style style:name="P7" style:family="paragraph" style:parent-style-name="Standard">
      <style:text-properties style:font-name="Ubuntu1" fo:font-size="10pt" officeooo:rsid="000b5c19" officeooo:paragraph-rsid="00297907" style:font-size-asian="10pt" style:font-size-complex="10pt"/>
    </style:style>
    <style:style style:name="P8" style:family="paragraph" style:parent-style-name="Standard">
      <style:text-properties style:font-name="Ubuntu1" fo:font-size="10pt" style:text-underline-style="solid" style:text-underline-width="auto" style:text-underline-color="font-color" officeooo:rsid="000b5c19" officeooo:paragraph-rsid="002bcd08" style:font-size-asian="10pt" style:font-size-complex="10pt"/>
    </style:style>
    <style:style style:name="P9" style:family="paragraph" style:parent-style-name="Standard">
      <style:text-properties style:font-name="Ubuntu Mono1" fo:font-size="10pt" officeooo:rsid="000b5c19" officeooo:paragraph-rsid="002bcd08" style:font-size-asian="10pt" style:font-size-complex="10pt"/>
    </style:style>
    <style:style style:name="P10" style:family="paragraph" style:parent-style-name="Standard">
      <style:text-properties style:font-name="Ubuntu Mono1" fo:font-size="10pt" officeooo:rsid="000b5c19" officeooo:paragraph-rsid="0029790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Ubuntu Mono1"/>
    </style:style>
    <style:style style:name="P12" style:family="paragraph" style:parent-style-name="Standard">
      <style:paragraph-properties fo:text-align="start" style:justify-single-word="false"/>
      <style:text-properties style:font-name="Ubuntu Mono1" fo:font-size="8pt" style:font-size-asian="8pt"/>
    </style:style>
    <style:style style:name="P13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2"/>
    </style:style>
    <style:style style:name="P14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2" style:font-name-asian="Ubuntu Mono2" style:font-name-complex="Ubuntu Mono2"/>
    </style:style>
    <style:style style:name="P15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2" fo:font-size="18pt" fo:language="en" fo:country="US" style:font-size-asian="18pt" style:font-size-complex="18pt"/>
    </style:style>
    <style:style style:name="P16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2" fo:font-size="18pt" fo:language="en" fo:country="US" officeooo:rsid="00156bc7" officeooo:paragraph-rsid="00156bc7" style:font-size-asian="18pt" style:font-size-complex="18pt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officeooo:paragraph-rsid="0025e3f5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officeooo:paragraph-rsid="002db099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fo:font-size="8pt" officeooo:paragraph-rsid="002db099" style:font-size-asian="8pt" style:font-size-complex="8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weight="normal" officeooo:rsid="00297907" officeooo:paragraph-rsid="00297907" style:font-name-asian="Ubuntu Mono2" style:font-size-asian="10pt" style:font-weight-asian="normal" style:font-name-complex="Ubuntu Mono2" style:font-size-complex="10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weight="normal" officeooo:rsid="00297907" officeooo:paragraph-rsid="002e4e12" style:font-name-asian="Ubuntu Mono2" style:font-size-asian="10pt" style:font-weight-asian="normal" style:font-name-complex="Ubuntu Mono2" style:font-size-complex="10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weight="normal" officeooo:rsid="000b5c19" officeooo:paragraph-rsid="002bcd08" style:font-name-asian="Ubuntu Mono2" style:font-size-asian="10pt" style:font-weight-asian="normal" style:font-name-complex="Ubuntu Mono2" style:font-size-complex="10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weight="normal" officeooo:rsid="00307c68" officeooo:paragraph-rsid="00307c68" style:font-name-asian="Ubuntu Mono2" style:font-size-asian="10pt" style:font-weight-asian="normal" style:font-name-complex="Ubuntu Mono2" style:font-size-complex="10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style="normal" fo:font-weight="normal" officeooo:rsid="0036aa7b" officeooo:paragraph-rsid="0036aa7b" style:font-name-asian="Ubuntu Mono2" style:font-size-asian="10pt" style:font-style-asian="normal" style:font-weight-asian="normal" style:font-name-complex="Ubuntu Mono2" style:font-size-complex="10pt" style:font-style-complex="normal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style="normal" fo:font-weight="normal" officeooo:rsid="0036aa7b" officeooo:paragraph-rsid="003a8f90" style:font-name-asian="Ubuntu Mono2" style:font-size-asian="10pt" style:font-style-asian="normal" style:font-weight-asian="normal" style:font-name-complex="Ubuntu Mono2" style:font-size-complex="10pt" style:font-style-complex="normal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Ubuntu Mono" fo:font-size="8pt" fo:font-style="normal" fo:font-weight="normal" officeooo:rsid="0036aa7b" officeooo:paragraph-rsid="0036aa7b" style:font-name-asian="Ubuntu Mono2" style:font-size-asian="8pt" style:font-style-asian="normal" style:font-weight-asian="normal" style:font-name-complex="Ubuntu Mono2" style:font-size-complex="8pt" style:font-style-complex="normal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Ubuntu Mono1" fo:font-size="10pt" fo:font-weight="normal" officeooo:rsid="00297907" officeooo:paragraph-rsid="00297907" style:font-name-asian="Ubuntu Mono2" style:font-size-asian="10pt" style:font-weight-asian="normal" style:font-name-complex="Ubuntu Mono2" style:font-size-complex="10pt" style:font-weight-complex="normal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Ubuntu Mono1" fo:font-size="10pt" fo:font-weight="normal" officeooo:rsid="00297907" officeooo:paragraph-rsid="002db099" style:font-name-asian="Ubuntu Mono2" style:font-size-asian="10pt" style:font-weight-asian="normal" style:font-name-complex="Ubuntu Mono2" style:font-size-complex="10pt" style:font-weight-complex="normal"/>
    </style:style>
    <style:style style:name="P29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25901" officeooo:paragraph-rsid="00325901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in" fo:margin-bottom="0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1bd1b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in" fo:margin-bottom="0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25901" officeooo:paragraph-rsid="00325901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top="0in" fo:margin-bottom="0in" loext:contextual-spacing="false" fo:line-height="100%" fo:break-before="page"/>
      <style:text-properties style:font-name="Ubuntu Mono" fo:font-size="10pt" fo:font-style="normal" fo:font-weight="normal" officeooo:rsid="0036aa7b" officeooo:paragraph-rsid="0036aa7b" style:font-name-asian="Ubuntu Mono2" style:font-size-asian="10pt" style:font-style-asian="normal" style:font-weight-asian="normal" style:font-name-complex="Ubuntu Mono2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17170" officeooo:paragraph-rsid="00317170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1bd1b" officeooo:paragraph-rsid="0031bd1b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25901" officeooo:paragraph-rsid="00325901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32ad5" officeooo:paragraph-rsid="00332ad5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64b1e" officeooo:paragraph-rsid="00364b1e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17170" officeooo:paragraph-rsid="00317170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1bd1b" officeooo:paragraph-rsid="0031bd1b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25901" officeooo:paragraph-rsid="00325901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32ad5" officeooo:paragraph-rsid="00332ad5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64b1e" officeooo:paragraph-rsid="00364b1e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17170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in" fo:margin-bottom="0.0799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17170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in" fo:margin-bottom="0.0799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1bd1b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top="0in" fo:margin-bottom="0.0799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25901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top="0in" fo:margin-bottom="0.0799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17170" style:letter-kerning="false" fo:background-color="transparent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4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7c68" officeooo:paragraph-rsid="00307c68" style:font-name-asian="Ubuntu Mono2" style:font-size-asian="12pt" style:font-style-asian="normal" style:font-weight-asian="normal" style:font-name-complex="Ubuntu Mono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Heading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officeooo:rsid="00317170" officeooo:paragraph-rsid="00317170" style:letter-kerning="false" style:font-name-asian="Ubuntu Mono2" style:font-size-asian="10pt" style:language-asian="en" style:country-asian="US" style:font-style-asian="normal" style:font-weight-asian="normal" style:font-name-complex="Ubuntu Mono2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50" style:family="paragraph" style:parent-style-name="Heading_20_1">
      <style:text-properties officeooo:paragraph-rsid="002bcd08"/>
    </style:style>
    <style:style style:name="P51" style:family="paragraph" style:parent-style-name="Heading_20_1">
      <style:text-properties fo:font-size="10pt" officeooo:rsid="000b5c19" officeooo:paragraph-rsid="002db099" style:font-size-asian="10pt" style:font-size-complex="10pt"/>
    </style:style>
    <style:style style:name="P52" style:family="paragraph" style:parent-style-name="Footnote">
      <style:text-properties style:font-name="Ubuntu1" fo:font-size="8pt" officeooo:paragraph-rsid="002beb9e" style:font-size-asian="8pt" style:font-size-complex="8pt"/>
    </style:style>
    <style:style style:name="P53" style:family="paragraph" style:parent-style-name="Default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Ubuntu2"/>
    </style:style>
    <style:style style:name="P54" style:family="paragraph" style:parent-style-name="Standard" style:list-style-name="L1">
      <style:text-properties style:font-name="Ubuntu1" fo:font-size="10pt" officeooo:rsid="000b5c19" officeooo:paragraph-rsid="002bcd08" style:font-size-asian="10pt" style:font-size-complex="10pt"/>
    </style:style>
    <style:style style:name="P55" style:family="paragraph" style:parent-style-name="Standard" style:list-style-name="L2">
      <style:text-properties style:font-name="Ubuntu1" fo:font-size="10pt" officeooo:rsid="000b5c19" officeooo:paragraph-rsid="002bcd08" style:font-size-asian="10pt" style:font-size-complex="10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8pt" fo:letter-spacing="normal" fo:language="en" fo:country="US" fo:font-style="normal" style:text-underline-style="none" fo:font-weight="normal" officeooo:rsid="0025e3f5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en" fo:country="US" fo:font-style="normal" style:text-underline-style="none" fo:font-weight="normal" officeooo:rsid="0025e3f5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en" fo:country="US" fo:font-style="normal" style:text-underline-style="none" fo:font-weight="normal" officeooo:rsid="002db099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5e3f5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8pt" fo:letter-spacing="normal" fo:language="en" fo:country="US" fo:font-style="normal" style:text-underline-style="none" fo:font-weight="normal" officeooo:rsid="0026f696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letter-spacing="normal" fo:language="en" fo:country="US" fo:font-style="normal" style:text-underline-style="none" fo:font-weight="normal" officeooo:rsid="0025e3f5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e48e1a" style:text-outline="false" style:text-line-through-style="none" style:text-line-through-type="none" style:text-position="0% 100%" style:font-name="Ubuntu2" fo:font-size="14pt" fo:letter-spacing="normal" fo:language="en" fo:country="US" fo:font-style="normal" style:text-underline-style="none" fo:font-weight="normal" officeooo:rsid="0025e3f5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e48e1a" style:text-outline="false" style:text-line-through-style="none" style:text-line-through-type="none" style:text-position="0% 100%" style:font-name="Ubuntu Mono1" fo:letter-spacing="normal" fo:language="en" fo:country="US" fo:font-style="normal" style:text-underline-style="none" fo:font-weight="normal" officeooo:rsid="0025e3f5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color="#e48e1a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25e3f5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fo:color="#e48e1a" style:text-outline="false" style:text-line-through-style="none" style:text-line-through-type="none" style:text-position="0% 100%" style:font-name="Ubuntu Mono1" fo:font-size="9pt" fo:letter-spacing="normal" fo:language="en" fo:country="US" fo:font-style="normal" style:text-underline-style="none" fo:font-weight="normal" officeooo:rsid="0025e3f5" style:letter-kerning="false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e48e1a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25e3f5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e48e1a" style:text-position="0% 100%" style:font-name="Ubuntu1" fo:font-size="10pt" fo:letter-spacing="normal" fo:language="en" fo:country="US" fo:font-weight="bold" officeooo:rsid="0025e3f5" style:letter-kerning="false" style:font-name-asian="Arial Unicode MS" style:font-size-asian="10pt" style:language-asian="en" style:country-asian="US" style:font-weight-asian="bold" style:font-name-complex="Arial Unicode MS" style:font-size-complex="10pt" style:language-complex="ar" style:country-complex="SA" style:font-weight-complex="bold"/>
    </style:style>
    <style:style style:name="T13" style:family="text">
      <style:text-properties fo:font-variant="normal" fo:text-transform="none" fo:color="#00688f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5e3f5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4" style:family="text">
      <style:text-properties fo:font-variant="normal" fo:text-transform="none" fo:color="#00688f" style:text-outline="false" style:text-line-through-style="none" style:text-line-through-type="none" style:text-position="0% 100%" style:font-name="Ubuntu Mono" fo:font-size="8pt" fo:letter-spacing="normal" fo:language="en" fo:country="US" fo:font-style="normal" style:text-underline-style="none" fo:font-weight="normal" officeooo:rsid="0026f696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15" style:family="text">
      <style:text-properties fo:font-variant="normal" fo:text-transform="none" fo:color="#00688f" style:text-outline="false" style:text-line-through-style="none" style:text-line-through-type="none" style:text-position="0% 100%" style:font-name="Ubuntu2" fo:font-size="12pt" fo:letter-spacing="normal" fo:language="en" fo:country="US" fo:font-style="normal" style:text-underline-style="none" fo:font-weight="normal" officeooo:rsid="002db099" style:letter-kerning="false" style:font-name-asian="SimSun" style:font-size-asian="12pt" style:language-asian="en" style:country-asian="US" style:font-style-asian="normal" style:font-weight-asian="normal" style:font-name-complex="Lucida Sans" style:font-size-complex="12pt" style:language-complex="ar" style:country-complex="SA" style:font-style-complex="normal" style:font-weight-complex="normal"/>
    </style:style>
    <style:style style:name="T16" style:family="text">
      <style:text-properties fo:font-variant="normal" fo:text-transform="none" fo:color="#00688f" style:text-outline="false" style:text-line-through-style="none" style:text-line-through-type="none" style:text-position="0% 100%" style:font-name="Ubuntu2" fo:font-size="12pt" fo:letter-spacing="normal" fo:language="en" fo:country="US" style:text-underline-style="none" fo:font-weight="normal" officeooo:rsid="002db099" style:letter-kerning="false" style:font-name-asian="SimSun" style:font-size-asian="12pt" style:language-asian="en" style:country-asian="US" style:font-weight-asian="normal" style:font-name-complex="Lucida Sans" style:font-size-complex="12pt" style:language-complex="ar" style:country-complex="SA" style:font-weight-complex="normal"/>
    </style:style>
    <style:style style:name="T17" style:family="text">
      <style:text-properties fo:font-variant="normal" fo:text-transform="none" fo:color="#00688f" style:text-outline="false" style:text-line-through-style="none" style:text-line-through-type="none" style:text-position="0% 100%" style:font-name="Ubuntu2" fo:font-size="12pt" fo:letter-spacing="normal" fo:language="en" fo:country="US" style:text-underline-style="none" fo:font-weight="normal" officeooo:rsid="003a8f90" style:letter-kerning="false" style:font-name-asian="SimSun" style:font-size-asian="12pt" style:language-asian="en" style:country-asian="US" style:font-weight-asian="normal" style:font-name-complex="Lucida Sans" style:font-size-complex="12pt" style:language-complex="ar" style:country-complex="SA" style:font-weight-complex="normal"/>
    </style:style>
    <style:style style:name="T18" style:family="text">
      <style:text-properties officeooo:rsid="0024f5c9"/>
    </style:style>
    <style:style style:name="T19" style:family="text">
      <style:text-properties fo:color="#00688f" style:font-name="Ubuntu2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688f" style:font-name="Ubuntu2" fo:font-size="12pt" fo:font-weight="normal" officeooo:rsid="002bcd08" style:font-size-asian="12pt" style:font-weight-asian="normal" style:font-size-complex="12pt" style:font-weight-complex="normal"/>
    </style:style>
    <style:style style:name="T21" style:family="text">
      <style:text-properties fo:color="#00688f" style:font-name="Ubuntu2" fo:font-size="12pt" fo:font-weight="normal" officeooo:rsid="002db099" style:font-size-asian="12pt" style:font-weight-asian="normal" style:font-size-complex="12pt" style:font-weight-complex="normal"/>
    </style:style>
    <style:style style:name="T22" style:family="text">
      <style:text-properties fo:color="#00688f" style:font-name="Ubuntu2" fo:font-size="12pt" fo:language="en" fo:country="US" fo:font-weight="normal" officeooo:rsid="002bcd08" style:font-name-asian="SimSun" style:font-size-asian="12pt" style:language-asian="en" style:country-asian="US" style:font-weight-asian="normal" style:font-name-complex="Lucida Sans" style:font-size-complex="12pt" style:language-complex="ar" style:country-complex="SA" style:font-weight-complex="normal"/>
    </style:style>
    <style:style style:name="T23" style:family="text">
      <style:text-properties fo:color="#00688f" fo:language="en" fo:country="US" fo:font-weight="normal" officeooo:rsid="002bcd08" style:font-name-asian="SimSun" style:language-asian="en" style:country-asian="US" style:font-weight-asian="normal" style:font-name-complex="Lucida Sans" style:language-complex="ar" style:country-complex="SA" style:font-weight-complex="normal"/>
    </style:style>
    <style:style style:name="T24" style:family="text">
      <style:text-properties officeooo:rsid="002bcd08"/>
    </style:style>
    <style:style style:name="T25" style:family="text">
      <style:text-properties fo:color="#000000" fo:language="en" fo:country="US" fo:font-weight="normal" style:font-name-asian="SimSun" style:language-asian="en" style:country-asian="US" style:font-weight-asian="normal" style:font-name-complex="Lucida Sans" style:language-complex="ar" style:country-complex="SA" style:font-weight-complex="normal"/>
    </style:style>
    <style:style style:name="T26" style:family="text">
      <style:text-properties fo:color="#000000" fo:language="en" fo:country="US" style:language-asian="en" style:country-asian="US" style:language-complex="ar" style:country-complex="SA"/>
    </style:style>
    <style:style style:name="T27" style:family="text">
      <style:text-properties style:font-name="Ubuntu Mono1"/>
    </style:style>
    <style:style style:name="T28" style:family="text">
      <style:text-properties style:font-name="Ubuntu Mono1" fo:font-size="9pt" style:font-size-asian="9pt" style:font-size-complex="9pt"/>
    </style:style>
    <style:style style:name="T29" style:family="text">
      <style:text-properties officeooo:rsid="002beb9e"/>
    </style:style>
    <style:style style:name="T30" style:family="text">
      <style:text-properties fo:font-size="8pt" style:font-size-asian="8pt"/>
    </style:style>
    <style:style style:name="T31" style:family="text">
      <style:text-properties fo:font-size="8pt" fo:background-color="#e3d200" loext:char-shading-value="0" style:font-size-asian="8pt"/>
    </style:style>
    <style:style style:name="T32" style:family="text">
      <style:text-properties officeooo:rsid="002db099"/>
    </style:style>
    <style:style style:name="T33" style:family="text">
      <style:text-properties fo:color="#e48e1a" officeooo:rsid="0025e3f5" style:font-name-asian="Arial Unicode MS" style:font-name-complex="Arial Unicode MS"/>
    </style:style>
    <style:style style:name="T34" style:family="text">
      <style:text-properties fo:background-color="#dddddd" loext:char-shading-value="0"/>
    </style:style>
    <style:style style:name="T35" style:family="text">
      <style:text-properties fo:background-color="#adc5e7" loext:char-shading-value="0"/>
    </style:style>
    <style:style style:name="T36" style:family="text">
      <style:text-properties officeooo:rsid="00325901"/>
    </style:style>
    <style:style style:name="T37" style:family="text">
      <style:text-properties fo:background-color="#fffbcc" loext:char-shading-value="0"/>
    </style:style>
    <style:style style:name="T38" style:family="text">
      <style:text-properties officeooo:rsid="00325901" fo:background-color="#fffbcc" loext:char-shading-value="0"/>
    </style:style>
    <style:style style:name="T39" style:family="text">
      <style:text-properties style:text-position="super 58%" officeooo:rsid="00325901"/>
    </style:style>
    <style:style style:name="T40" style:family="text">
      <style:text-properties fo:background-color="#bce4e5" loext:char-shading-value="0"/>
    </style:style>
    <style:style style:name="T41" style:family="text">
      <style:text-properties fo:background-color="#fedcc6" loext:char-shading-value="0"/>
    </style:style>
    <style:style style:name="T42" style:family="text">
      <style:text-properties fo:background-color="#bcaed5" loext:char-shading-value="0"/>
    </style:style>
    <style:style style:name="T43" style:family="text">
      <style:text-properties fo:background-color="#fdb94d" loext:char-shading-value="0"/>
    </style:style>
    <style:style style:name="T44" style:family="text">
      <style:text-properties fo:background-color="#999999" loext:char-shading-value="0"/>
    </style:style>
    <style:style style:name="T45" style:family="text">
      <style:text-properties officeooo:rsid="00332ad5"/>
    </style:style>
    <style:style style:name="T46" style:family="text">
      <style:text-properties fo:background-color="#f3715a" loext:char-shading-value="0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13"/>
      <text:p text:style-name="P13"/>
      <text:p text:style-name="P15"/>
      <text:p text:style-name="P16">MySQL: <text:s/>.<text:span text:style-name="T18">NET Connector</text:span></text:p>
      <text:p text:style-name="P14"/>
      <text:p text:style-name="P17"><text:span text:style-name="Strong_20_Emphasis"><text:span text:style-name="T7">Mono / Installation</text:span></text:span></text:p>
      <text:p text:style-name="P50"><text:span text:style-name="Strong_20_Emphasis"><text:span text:style-name="T20">Connector/Net</text:span></text:span></text:p>
      <text:p text:style-name="P8">From the Connector/NET User Guide:</text:p>
      <text:p text:style-name="P6"/>
      <text:p text:style-name="P4">§3.2 Installing Connector/NET on Unix with Mono</text:p>
      <text:p text:style-name="P4"/>
      <text:p text:style-name="P6">There is no installer available for installing the MySQL Connector/NET component on your Unix</text:p>
      <text:p text:style-name="P6">installation. Before installing, ensure that you have a working Mono project installation. To test whether</text:p>
      <text:p text:style-name="P6">your system has Mono installed, enter:</text:p>
      <text:p text:style-name="P6"><text:span text:style-name="Strong_20_Emphasis"><text:span text:style-name="T22"/></text:span></text:p>
      <text:p text:style-name="P9"><text:span text:style-name="Strong_20_Emphasis"><text:span text:style-name="T23">shell&gt; mono --version</text:span></text:span></text:p>
      <text:p text:style-name="P6"><text:span text:style-name="Strong_20_Emphasis"><text:span text:style-name="T25">The version of the Mono </text:span></text:span><text:span text:style-name="T26">JIT compiler is displayed.</text:span></text:p>
      <text:p text:style-name="P6"/>
      <text:p text:style-name="P6">To compile C# source code, make sure a Mono C# compiler is installed. <text:s/>There are three Mono C# compilers available:</text:p>
      <text:p text:style-name="P6"/>
      <text:list xml:id="list760917116844528837" text:style-name="L1">
        <text:list-item>
          <text:p text:style-name="P54"><text:span text:style-name="Strong_20_Emphasis"><text:span text:style-name="T8">mcs:</text:span></text:span><text:tab/>accesses the 1.0-profile libraries</text:p>
        </text:list-item>
        <text:list-item>
          <text:p text:style-name="P54"><text:span text:style-name="Strong_20_Emphasis"><text:span text:style-name="T8">gmcs:</text:span></text:span><text:tab/><text:span text:style-name="T24">a</text:span>ccesses the 2.0-profile libraries </text:p>
        </text:list-item>
        <text:list-item>
          <text:p text:style-name="P54"><text:span text:style-name="Strong_20_Emphasis"><text:span text:style-name="T8">dmcs</text:span></text:span><text:span text:style-name="Strong_20_Emphasis"><text:span text:style-name="T8"><text:note text:id="ftn1" text:note-class="footnote"><text:note-citation>1</text:note-citation><text:note-body><text:p text:style-name="Footnote"><text:tab/>This is the compiler I installed.</text:p></text:note-body></text:note></text:span></text:span><text:span text:style-name="Strong_20_Emphasis"><text:span text:style-name="T8">:</text:span></text:span><text:tab/>accesses the 4.0-profile libraries</text:p>
        </text:list-item>
      </text:list>
      <text:p text:style-name="P6"/>
      <text:p text:style-name="P6">To install Connector/NET on Unix/Mono:</text:p>
      <text:p text:style-name="P6"/>
      <text:list xml:id="list6739354845393324994" text:style-name="L2">
        <text:list-item>
          <text:p text:style-name="P55">Download the <text:span text:style-name="Strong_20_Emphasis"><text:span text:style-name="T8">mysql-connector-net-version-noinstall.zip</text:span></text:span> and extract the contents to a directory of your choice, for example: <text:span text:style-name="Strong_20_Emphasis"><text:span text:style-name="T8">~/connector-net/</text:span></text:span><text:span text:style-name="Strong_20_Emphasis"><text:span text:style-name="T8"><text:note text:id="ftn2" text:note-class="footnote"><text:note-citation>2</text:note-citation><text:note-body><text:p text:style-name="P52"><text:span text:style-name="T29"><text:tab/></text:span><text:span text:style-name="Strong_20_Emphasis"><text:span text:style-name="T6">I installed mine in </text:span></text:span><text:span text:style-name="Strong_20_Emphasis"><text:span text:style-name="T8">/home/tsanders/mysql-connector-net.</text:span></text:span></text:p></text:note-body></text:note></text:span></text:span>.</text:p>
        </text:list-item>
        <text:list-item>
          <text:p text:style-name="P55">In the directory where you unzipped the connector to, change into the <text:span text:style-name="Strong_20_Emphasis"><text:span text:style-name="T8">bin </text:span></text:span>subdirectory. Ensure the file <text:span text:style-name="Strong_20_Emphasis"><text:span text:style-name="T8">MySql.Data.dll</text:span></text:span> is present<text:note text:id="ftn3" text:note-class="footnote"><text:note-citation>3</text:note-citation><text:note-body><text:p text:style-name="Footnote"><text:span text:style-name="Strong_20_Emphasis"><text:span text:style-name="T14"><text:tab/></text:span></text:span><text:span text:style-name="Strong_20_Emphasis"><text:span text:style-name="T1">At least the following files are required:</text:span></text:span></text:p><text:p text:style-name="P19"/><text:p text:style-name="P18"><text:span text:style-name="Strong_20_Emphasis"><text:span text:style-name="T14"><text:tab/>tsanders@thinkpad ~/Desktop $ ls -l /usr/lib/mono/gac</text:span></text:span></text:p><text:p text:style-name="P18"><text:span text:style-name="Strong_20_Emphasis"><text:span text:style-name="T5"><text:tab/>drwxr-xr-x 3 root root 4096 Jul 28 11:19 MySql.Data</text:span></text:span></text:p><text:p text:style-name="P18"><text:span text:style-name="Strong_20_Emphasis"><text:span text:style-name="T5"><text:tab/>drwxr-xr-x 3 root root 4096 Nov 24 <text:s/>2017 System</text:span></text:span></text:p><text:p text:style-name="P18"><text:span text:style-name="Strong_20_Emphasis"><text:span text:style-name="T5"><text:tab/>drwxr-xr-x 3 root root 4096 Jul 28 11:42 System.Data</text:span></text:span></text:p><text:p text:style-name="P18"><text:span text:style-name="Strong_20_Emphasis"><text:span text:style-name="T5"/></text:span></text:p><text:p text:style-name="P18"><text:span text:style-name="Strong_20_Emphasis"><text:span text:style-name="T1"><text:tab/>Others may be required as well, depending on the application.</text:span></text:span></text:p></text:note-body></text:note>. This filename is case-sensitive.</text:p>
        </text:list-item>
        <text:list-item>
          <text:p text:style-name="P55">You must register the Connector/NET component, <text:span text:style-name="Strong_20_Emphasis"><text:span text:style-name="T8">MySql.Data</text:span></text:span>, in the Global Assembly Cache (GAC). <text:s/>In the current directory enter the <text:span text:style-name="T29">following </text:span><text:span text:style-name="Strong_20_Emphasis"><text:span text:style-name="T8">gacutil</text:span></text:span> command:</text:p>
          <text:list>
            <text:list-item>
              <text:p text:style-name="P55"><text:span text:style-name="Strong_20_Emphasis"><text:span text:style-name="T8">root-shell&gt; gacutil /i MySql.Data.dll</text:span></text:span></text:p>
            </text:list-item>
          </text:list>
        </text:list-item>
        <text:list-item>
          <text:p text:style-name="P55">This will register <text:span text:style-name="Strong_20_Emphasis"><text:span text:style-name="T8">MySql.Data</text:span></text:span> into the GAC. </text:p>
        </text:list-item>
      </text:list>
      <text:p text:style-name="P6"/>
      <text:p text:style-name="P6">You can check this by listing the contents of <text:span text:style-name="Strong_20_Emphasis"><text:span text:style-name="T8">/usr/lib/mono/gac</text:span></text:span>, where you will find <text:span text:style-name="Strong_20_Emphasis"><text:span text:style-name="T8">MySql.Data</text:span></text:span> if the registration has been successful.</text:p>
      <text:p text:style-name="P6"/>
      <text:p text:style-name="P6">You are now ready to compile your application. You must ensure that when you compile your application</text:p>
      <text:p text:style-name="P6"><text:soft-page-break/>you include the Connector/NET component using the <text:span text:style-name="Strong_20_Emphasis"><text:span text:style-name="T8">-r:</text:span></text:span> command-line option. <text:s/>For example:</text:p>
      <text:p text:style-name="P6"><text:span text:style-name="Strong_20_Emphasis"><text:span text:style-name="T8">shell&gt; gmcs -r:System.dll -r:System.Data.dll -r:MySql.Data.dll HelloWorld.cs</text:span></text:span></text:p>
      <text:p text:style-name="P6"/>
      <text:p text:style-name="P6">The referenced assemblies depend on the requirements of the application, but applications using Connector/NET must provide <text:span text:style-name="Strong_20_Emphasis"><text:span text:style-name="T8">-r:MySql.Data</text:span></text:span> at a minimum.</text:p>
      <text:p text:style-name="P6"/>
      <text:p text:style-name="P6">You can further check your installation by running the compiled program, for example:</text:p>
      <text:p text:style-name="P22"><text:span text:style-name="Strong_20_Emphasis"><text:span text:style-name="T8">shell&gt; mono HelloWorld.exe</text:span></text:span></text:p>
      <text:p text:style-name="P50"><text:span text:style-name="Strong_20_Emphasis"><text:span text:style-name="T19">Mono </text:span></text:span><text:span text:style-name="Strong_20_Emphasis"><text:span text:style-name="T21">Version Used in Linux Mint</text:span></text:span></text:p>
      <text:p text:style-name="P17"><text:span text:style-name="Strong_20_Emphasis"><text:span text:style-name="T4">tsanders@thinkpad ~ $ sudo apt-get install mono-complete</text:span></text:span></text:p>
      <text:p text:style-name="P17"><text:span text:style-name="Strong_20_Emphasis"><text:span text:style-name="T4">...</text:span></text:span></text:p>
      <text:p text:style-name="P17"><text:span text:style-name="Strong_20_Emphasis"><text:span text:style-name="T4">mono-complete is already the newest version (</text:span></text:span><text:span text:style-name="Strong_20_Emphasis"><text:span text:style-name="T13">4.2.1.102+dfsg2-7ubuntu4</text:span></text:span><text:span text:style-name="Strong_20_Emphasis"><text:span text:style-name="T4">).</text:span></text:span></text:p>
      <text:p text:style-name="P17"><text:span text:style-name="Strong_20_Emphasis"><text:span text:style-name="T4"/></text:span></text:p>
      <text:p text:style-name="P17"><text:span text:style-name="Strong_20_Emphasis"><text:span text:style-name="T2">Note: <text:s/></text:span></text:span><text:span text:style-name="Strong_20_Emphasis"><text:span text:style-name="T4">mono</text:span></text:span><text:span text:style-name="Strong_20_Emphasis"><text:span text:style-name="T2"> was already installed in Linux Mint – but several files were missing in … <text:s/>I therefore re-installed </text:span></text:span><text:span text:style-name="Strong_20_Emphasis"><text:span text:style-name="T4">mono-complete</text:span></text:span><text:span text:style-name="Strong_20_Emphasis"><text:span text:style-name="T2"> as above and this issues was resolved. <text:s/></text:span></text:span><text:span text:style-name="Strong_20_Emphasis"><text:span text:style-name="T3">The following shows the version that I used – which works:</text:span></text:span></text:p>
      <text:p text:style-name="P17"><text:span text:style-name="Strong_20_Emphasis"><text:span text:style-name="T4"/></text:span></text:p>
      <text:p text:style-name="P10">tsanders@thinkpad ~/repositories/mysql_dot_net $ mono --version</text:p>
      <text:p text:style-name="P10">Mono JIT compiler version 4.2.1 (Debian 4.2.1.102+dfsg2-7ubuntu4)</text:p>
      <text:p text:style-name="P10">Copyright (C) 2002-2014 Novell, Inc, Xamarin Inc and Contributors. www.mono-project.com</text:p>
      <text:p text:style-name="P10"><text:tab/>TLS: <text:s text:c="10"/>__thread</text:p>
      <text:p text:style-name="P10"><text:tab/>SIGSEGV: <text:s text:c="6"/>altstack</text:p>
      <text:p text:style-name="P10"><text:tab/>Notifications: epoll</text:p>
      <text:p text:style-name="P10"><text:tab/>Architecture: <text:s/>amd64</text:p>
      <text:p text:style-name="P10"><text:tab/>Disabled: <text:s text:c="5"/>none</text:p>
      <text:p text:style-name="P10"><text:tab/>Misc: <text:s text:c="9"/>softdebug </text:p>
      <text:p text:style-name="P10"><text:tab/>LLVM: <text:s text:c="9"/>supported, not enabled.</text:p>
      <text:p text:style-name="P10"><text:tab/>GC: <text:s text:c="11"/>sgen</text:p>
      <text:p text:style-name="P3"/>
      <text:p text:style-name="P51"><text:span text:style-name="Strong_20_Emphasis"><text:span text:style-name="T21">Repositories</text:span></text:span></text:p>
      <text:p text:style-name="P7"><text:span text:style-name="T32">My repositores are in the </text:span><text:span text:style-name="Strong_20_Emphasis"><text:span text:style-name="T8">~/repositories/mysql_dot_net</text:span></text:span> <text:span text:style-name="T32">directory.</text:span></text:p>
      <text:p text:style-name="P5"/>
      <text:p text:style-name="P27"><text:span text:style-name="Strong_20_Emphasis"><text:span text:style-name="T11">tsanders@thinkpad ~/repositories/mysql_dot_net $ ls -l</text:span></text:span></text:p>
      <text:p text:style-name="P27"><text:span text:style-name="Strong_20_Emphasis"><text:span text:style-name="T11">-rw-rw-r-- 1 tsanders tsanders 1431 Jul 28 15:30 aircraft.cs</text:span></text:span></text:p>
      <text:p text:style-name="P27"><text:span text:style-name="Strong_20_Emphasis"><text:span text:style-name="T11">-rwxrwxr-x 1 tsanders tsanders 4608 Jul 28 15:30 aircraft.exe</text:span></text:span></text:p>
      <text:p text:style-name="P27"><text:span text:style-name="Strong_20_Emphasis"><text:span text:style-name="T11">-rwxrwx--- 1 tsanders tsanders <text:s/>100 Jul 28 12:00 dot_net.sh</text:span></text:span></text:p>
      <text:p text:style-name="P27"><text:span text:style-name="Strong_20_Emphasis"><text:span text:style-name="T11">lrwxrwxrwx 1 tsanders tsanders <text:s text:c="2"/>18 Jul 28 10:57 gac -&gt; /usr/lib/mono/gac/</text:span></text:span></text:p>
      <text:p text:style-name="P27"><text:span text:style-name="Strong_20_Emphasis"><text:span text:style-name="T11">-rw-rw-r-- 1 tsanders tsanders <text:s/>866 Jul 28 14:38 mysql_dot_net.cs</text:span></text:span></text:p>
      <text:p text:style-name="P27"><text:span text:style-name="Strong_20_Emphasis"><text:span text:style-name="T11">-rwxrwxr-x 1 tsanders tsanders 4096 Jul 28 14:38 mysql_dot_net.exe</text:span></text:span></text:p>
      <text:p text:style-name="P27"><text:span text:style-name="Strong_20_Emphasis"><text:span text:style-name="T11">tsanders@thinkpad ~/repositories/mysql_dot_net $ cat dot_net.sh</text:span></text:span></text:p>
      <text:p text:style-name="P27"><text:span text:style-name="Strong_20_Emphasis"><text:span text:style-name="T11"/></text:span></text:p>
      <text:p text:style-name="P28"><text:span text:style-name="Strong_20_Emphasis"><text:span text:style-name="T15">Compiling the Application</text:span></text:span></text:p>
      <text:p text:style-name="P20"/>
      <text:p text:style-name="P21"><text:span text:style-name="T28">dmcs </text:span><text:span text:style-name="Strong_20_Emphasis"><text:span text:style-name="T10">aircraft.cs</text:span></text:span><text:span text:style-name="T28"> -r:System.Data.dll -r:/usr/lib/mono/gac/MySql.Data/6.10.7.0__c5687fc88969c44d/MySql.Data.dll</text:span><text:span text:style-name="T27"> </text:span></text:p>
      <text:p text:style-name="P20">warning CS8001: SDK path could not be resolved</text:p>
      <text:p text:style-name="P20">Compilation succeeded - 1 warning(s)</text:p>
      <text:p text:style-name="P20"/>
      <text:p text:style-name="P21"><text:span text:style-name="Strong_20_Emphasis"><text:span text:style-name="T15">Run the Application</text:span></text:span></text:p>
      <text:p text:style-name="P21"><text:span text:style-name="Strong_20_Emphasis"><text:span text:style-name="T8">./aircraft.exe </text:span></text:span></text:p>
      <text:p text:style-name="P21"><text:span text:style-name="Strong_20_Emphasis"><text:span text:style-name="T8"/></text:span></text:p>
      <text:p text:style-name="P20"><text:span text:style-name="Strong_20_Emphasis"><text:span text:style-name="T8">Connecting to MySQL...</text:span></text:span></text:p>
      <text:p text:style-name="P20"><text:span text:style-name="Strong_20_Emphasis"><text:span text:style-name="T8">deleting row(s) via ExecuteNonQuery</text:span></text:span></text:p>
      <text:p text:style-name="P20"><text:span text:style-name="Strong_20_Emphasis"><text:span text:style-name="T8">inserting a row via ExecuteNonQuery</text:span></text:span></text:p>
      <text:p text:style-name="P20"><text:span text:style-name="Strong_20_Emphasis"><text:span text:style-name="T8">selecting rows via ExecuteReader</text:span></text:span></text:p>
      <text:p text:style-name="P20"><text:span text:style-name="Strong_20_Emphasis"><text:span text:style-name="T9"/></text:span></text:p>
      <text:p text:style-name="P20"><text:span text:style-name="Strong_20_Emphasis"><text:span text:style-name="T8">McDonnell Douglas | MD-10 | USA</text:span></text:span></text:p>
      <text:p text:style-name="P20"><text:soft-page-break/><text:span text:style-name="Strong_20_Emphasis"><text:span text:style-name="T8">Airbus | A-310 | France</text:span></text:span></text:p>
      <text:p text:style-name="P20"><text:span text:style-name="Strong_20_Emphasis"><text:span text:style-name="T8">McDonnell Douglas | MD-87 | USA</text:span></text:span></text:p>
      <text:p text:style-name="P20"><text:span text:style-name="Strong_20_Emphasis"><text:span text:style-name="T8">McDonnell Douglas | MD-80 | USA</text:span></text:span></text:p>
      <text:p text:style-name="P20"><text:span text:style-name="Strong_20_Emphasis"><text:span text:style-name="T8">McDonnell Douglas | DC-10 | USA</text:span></text:span></text:p>
      <text:p text:style-name="P20"><text:span text:style-name="Strong_20_Emphasis"><text:span text:style-name="T8">Airbus | A-380 | France</text:span></text:span></text:p>
      <text:p text:style-name="P20"><text:span text:style-name="Strong_20_Emphasis"><text:span text:style-name="T8">Ilyushin | Il-96 | Russia</text:span></text:span></text:p>
      <text:p text:style-name="P20"><text:span text:style-name="Strong_20_Emphasis"><text:span text:style-name="T8">Airbus | A-319 | Germany</text:span></text:span></text:p>
      <text:p text:style-name="P20"><text:span text:style-name="Strong_20_Emphasis"><text:span text:style-name="T8">McDonnell Douglas | DC-8 | USA</text:span></text:span></text:p>
      <text:p text:style-name="P20"><text:span text:style-name="Strong_20_Emphasis"><text:span text:style-name="T8">Boeing | 717 | USA</text:span></text:span></text:p>
      <text:p text:style-name="P20"><text:span text:style-name="Strong_20_Emphasis"><text:span text:style-name="T8">Done.</text:span></text:span></text:p>
      <text:p text:style-name="P20"/>
      <text:p text:style-name="P23"><text:span text:style-name="Strong_20_Emphasis"><text:span text:style-name="T15">Key Concepts</text:span></text:span></text:p>
      <text:p text:style-name="P23"><text:span text:style-name="Strong_20_Emphasis"><text:span text:style-name="T15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48"><text:span text:style-name="Strong_20_Emphasis"><text:span text:style-name="T12">Object</text:span></text:span></text:p>
            </table:table-cell>
            <table:table-cell table:style-name="Table1.A1" office:value-type="string">
              <text:p text:style-name="P48"><text:span text:style-name="Strong_20_Emphasis"><text:span text:style-name="T12">Function</text:span></text:span></text:p>
            </table:table-cell>
            <table:table-cell table:style-name="Table1.C1" office:value-type="string">
              <text:p text:style-name="P49"><text:span text:style-name="Strong_20_Emphasis"><text:span text:style-name="T33">Syntax</text:span>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3">Connection String</text:p>
          </table:table-cell>
          <table:table-cell table:style-name="Table1.B2" office:value-type="string">
            <text:p text:style-name="P38">Define connection parameters to mysql.</text:p>
          </table:table-cell>
          <table:table-cell table:style-name="Table1.C2" office:value-type="string">
            <text:p text:style-name="P43">/* </text:p>
            <text:p text:style-name="P43"><text:s text:c="3"/>you can name the connection string whatever you want.</text:p>
            <text:p text:style-name="P43"><text:s text:c="3"/>It is called connStr in this example. </text:p>
            <text:p text:style-name="P43">*/</text:p>
            <text:p text:style-name="P43"/>
            <text:p text:style-name="P43">string <text:span text:style-name="T40">connStr</text:span> = "server=localhost;user=thinkpad;database=aircraft;port=3306;password=rambuteau";</text:p>
          </table:table-cell>
        </table:table-row>
        <table:table-row table:style-name="Table1.1">
          <table:table-cell table:style-name="Table1.A8" office:value-type="string">
            <text:p text:style-name="P33">MySqlConnection(~)</text:p>
          </table:table-cell>
          <table:table-cell table:style-name="Table1.B8" office:value-type="string">
            <text:p text:style-name="P38">‘Login’ to MySQL.</text:p>
          </table:table-cell>
          <table:table-cell table:style-name="Table1.C2" office:value-type="string">
            <text:p text:style-name="P43">/* </text:p>
            <text:p text:style-name="P43"><text:s text:c="3"/>you can name the connection whatever you want.</text:p>
            <text:p text:style-name="P43"><text:s text:c="3"/>It is called conn in this example. </text:p>
            <text:p text:style-name="P43">*/</text:p>
            <text:p text:style-name="P43"/>
            <text:p text:style-name="P43">MySqlConnection <text:span text:style-name="T41">conn</text:span> = new MySqlConnection(<text:span text:style-name="T40">connStr</text:span>);</text:p>
          </table:table-cell>
        </table:table-row>
        <table:table-row table:style-name="Table1.1">
          <table:table-cell table:style-name="Table1.A8" office:value-type="string">
            <text:p text:style-name="P33">Open(~)</text:p>
          </table:table-cell>
          <table:table-cell table:style-name="Table1.B8" office:value-type="string">
            <text:p text:style-name="P38">Open a connection to MySQL.</text:p>
          </table:table-cell>
          <table:table-cell table:style-name="Table1.C2" office:value-type="string">
            <text:p text:style-name="P43"><text:span text:style-name="T41">conn</text:span>.Open();</text:p>
          </table:table-cell>
        </table:table-row>
        <table:table-row table:style-name="Table1.1">
          <table:table-cell table:style-name="Table1.A8" office:value-type="string">
            <text:p text:style-name="P33">MySqlCommand(~, ~)</text:p>
          </table:table-cell>
          <table:table-cell table:style-name="Table1.B8" office:value-type="string">
            <text:p text:style-name="P38">Send the SQL Statement to MySQL.</text:p>
          </table:table-cell>
          <table:table-cell table:style-name="Table1.C2" office:value-type="string">
            <text:p text:style-name="P43">string <text:span text:style-name="T42">sql2</text:span> = "delete from aircraft where id &gt;= 66";</text:p>
            <text:p text:style-name="P43">MySqlCommand cmd2 = new MySqlCommand(sql2, <text:span text:style-name="T41">conn</text:span>);</text:p>
          </table:table-cell>
        </table:table-row>
        <table:table-row table:style-name="Table1.1">
          <table:table-cell table:style-name="Table1.A8" office:value-type="string">
            <text:p text:style-name="P33">ExecuteNonQuery(~, ~)</text:p>
          </table:table-cell>
          <table:table-cell table:style-name="Table1.B8" office:value-type="string">
            <text:p text:style-name="P38">Execute a ‘non-query’; i.e., a query that does not return a result set (insert, update, delete).</text:p>
          </table:table-cell>
          <table:table-cell table:style-name="Table1.C2" office:value-type="string">
            <text:p text:style-name="P44">string <text:span text:style-name="T44">sql</text:span> = "insert into aircraft(manf_id, aircraft, num_engines, country_id) values(6, 'A-220', 2, 2)";</text:p>
            <text:p text:style-name="P46">MySqlCommand <text:span text:style-name="T43">cmd</text:span> = new MySqlCommand(<text:span text:style-name="T44">sql</text:span>, <text:span text:style-name="T41">conn</text:span>);</text:p>
            <text:p text:style-name="P47"><text:span text:style-name="T43">cmd</text:span>.ExecuteNonQuery();</text:p>
          </table:table-cell>
        </table:table-row>
        <table:table-row table:style-name="Table1.1">
          <table:table-cell table:style-name="Table1.A7" office:value-type="string">
            <text:p text:style-name="P34">ExecuteReader(~, ~)</text:p>
          </table:table-cell>
          <table:table-cell table:style-name="Table1.B7" office:value-type="string">
            <text:p text:style-name="P39">Execute a query that returns a result set (select).</text:p>
          </table:table-cell>
          <table:table-cell table:style-name="Table1.C2" office:value-type="string">
            <text:p text:style-name="P45">string <text:span text:style-name="T34">sql3</text:span> = "select manf, aircraft, country from v_aircraft_summary order by rand() limit 10";</text:p>
            <text:p text:style-name="P45">MySqlCommand <text:span text:style-name="T35">cmd3</text:span> = new MySqlCommand(<text:span text:style-name="T34">sql3</text:span>, conn);MySqlDataReader <text:span text:style-name="T37">rdr3 </text:span>= <text:span text:style-name="T35">cmd3</text:span>.ExecuteReader();</text:p>
          </table:table-cell>
        </table:table-row>
        <table:table-row table:style-name="Table1.1">
          <table:table-cell table:style-name="Table1.A8" office:value-type="string">
            <text:p text:style-name="P35">Print Result Set</text:p>
          </table:table-cell>
          <table:table-cell table:style-name="Table1.B8" office:value-type="string">
            <text:p text:style-name="P40">Access columns in a result set.</text:p>
          </table:table-cell>
          <table:table-cell table:style-name="Table1.C2" office:value-type="string">
            <text:p text:style-name="P30">/*</text:p>
            <text:p text:style-name="P30"><text:s text:c="3"/><text:span text:style-name="T38">rdr3</text:span><text:span text:style-name="T36">[i] = value is the (i+1)</text:span><text:span text:style-name="T39">th</text:span><text:span text:style-name="T36"> column of the result set.</text:span></text:p>
            <text:p text:style-name="P30">*/</text:p>
            <text:p text:style-name="P30"/>
            <text:p text:style-name="P30">while (<text:span text:style-name="T37">rdr3</text:span>.Read())</text:p>
            <text:p text:style-name="P30">{</text:p>
            <text:p text:style-name="P30"><text:s text:c="3"/>Console.WriteLine(<text:span text:style-name="T37">rdr3</text:span>[0] + " | " + <text:span text:style-name="T37">rdr3</text:span>[1] + " | " + <text:span text:style-name="T37">rdr3</text:span>[2]);</text:p>
            <text:p text:style-name="P30">}</text:p>
          </table:table-cell>
        </table:table-row>
        <table:table-row table:style-name="Table1.1">
          <table:table-cell table:style-name="Table1.A9" office:value-type="string">
            <text:p text:style-name="P36">Exception Handler</text:p>
          </table:table-cell>
          <table:table-cell table:style-name="Table1.B9" office:value-type="string">
            <text:p text:style-name="P41">Handle an exeption and display an error message.</text:p>
          </table:table-cell>
          <table:table-cell table:style-name="Table1.C2" office:value-type="string">
            <text:p text:style-name="P31">catch (Exception <text:span text:style-name="T46">ex</text:span>)</text:p>
            <text:p text:style-name="P31">{</text:p>
            <text:p text:style-name="P31"><text:span text:style-name="T45"><text:s text:c="3"/>C</text:span>onsole.WriteLine("Unable to connect to MySQL.");</text:p>
            <text:p text:style-name="P31"><text:s text:c="3"/>Console.WriteLine(<text:span text:style-name="T46">ex</text:span>.ToString());</text:p>
            <text:p text:style-name="P31">}</text:p>
          </table:table-cell>
        </table:table-row>
        <table:table-row table:style-name="Table1.1">
          <table:table-cell table:style-name="Table1.A11" office:value-type="string">
            <text:p text:style-name="P37">ExecuteScalar()</text:p>
          </table:table-cell>
          <table:table-cell table:style-name="Table1.B11" office:value-type="string">
            <text:p text:style-name="P42">Execute a query that returns a single value.</text:p>
          </table:table-cell>
          <table:table-cell table:style-name="Table1.C2" office:value-type="string">
            <text:p text:style-name="P29">string sql = "SELECT COUNT(*) FROM Country";</text:p>
            <text:p text:style-name="P12">MySqlCommand cmd = new MySqlCommand(sql, conn);</text:p>
            <text:p text:style-name="P11"><text:span text:style-name="T30">object </text:span><text:span text:style-name="T31">result</text:span><text:span text:style-name="T30"> = cmd.ExecuteScalar();</text:span></text:p>
            <text:p text:style-name="P11"><text:span text:style-name="T30">if (</text:span><text:span text:style-name="T31">result</text:span><text:span text:style-name="T30"> != null)</text:span></text:p>
            <text:p text:style-name="P12">{</text:p>
            <text:p text:style-name="P11"><text:span text:style-name="T30"><text:s text:c="3"/>int r = Convert.ToInt32(</text:span><text:span text:style-name="T31">result</text:span><text:span text:style-name="T30">);</text:span></text:p>
            <text:p text:style-name="P12"><text:s text:c="3"/>Console.WriteLine("Number of countries in the world database is: " + r);</text:p>
            <text:p text:style-name="P29">}</text:p>
          </table:table-cell>
        </table:table-row>
        <table:table-row table:style-name="Table1.1">
          <table:table-cell table:style-name="Table1.A11" office:value-type="string">
            <text:p text:style-name="P35">Close(~)</text:p>
          </table:table-cell>
          <table:table-cell table:style-name="Table1.B11" office:value-type="string">
            <text:p text:style-name="P40">Close a connection.</text:p>
          </table:table-cell>
          <table:table-cell table:style-name="Table1.C2" office:value-type="string">
            <text:p text:style-name="P31">conn.Close();</text:p>
          </table:table-cell>
        </table:table-row>
      </table:table>
      <text:p text:style-name="P24"><text:span text:style-name="Strong_20_Emphasis"><text:span text:style-name="T16"/></text:span></text:p>
      <text:p text:style-name="P32"><text:span text:style-name="Strong_20_Emphasis"><text:span text:style-name="T16"/></text:span></text:p>
      <text:p text:style-name="P24"><text:span text:style-name="Strong_20_Emphasis"><text:span text:style-name="T16"/></text:span></text:p>
      <text:p text:style-name="P25"><text:span text:style-name="Strong_20_Emphasis"><text:span text:style-name="T17">Shell</text:span></text:span></text:p>
      <text:p text:style-name="P24"><text:span text:style-name="Strong_20_Emphasis"><text:span text:style-name="T15"/></text:span></text:p>
      <text:p text:style-name="P26">using System;</text:p>
      <text:p text:style-name="P26">using System.Data;</text:p>
      <text:p text:style-name="P26">using MySql.Data;</text:p>
      <text:p text:style-name="P26">using MySql.Data.MySqlClient;</text:p>
      <text:p text:style-name="P26"/>
      <text:p text:style-name="P26"/>
      <text:p text:style-name="P26">string my_sql_connection_string = "server=localhost;user=thinkpad;database=aircraft;port=3306;password=rambuteau";</text:p>
      <text:p text:style-name="P26">MySqlConnection my_connection = new MySqlConnection(my_sql_connection_string);</text:p>
      <text:p text:style-name="P26">try</text:p>
      <text:p text:style-name="P26">{</text:p>
      <text:p text:style-name="P26"><text:s text:c="2"/>/* login to MySQL */</text:p>
      <text:p text:style-name="P26"><text:s text:c="2"/>my_connection.Open();</text:p>
      <text:p text:style-name="P26"/>
      <text:p text:style-name="P26"><text:s text:c="2"/>/* SQL INSERT */</text:p>
      <text:p text:style-name="P26"><text:s text:c="2"/>string sql_insert = "insert into aircraft(manf_id, aircraft, num_engines, country_id) values(6, 'A-220', 2, 2)";</text:p>
      <text:p text:style-name="P26"><text:s text:c="2"/>MySqlCommand my_insert_command = new MySqlCommand(sql_insert, my_connection);</text:p>
      <text:p text:style-name="P26"><text:s text:c="2"/>my_insert_command.ExecuteNonQuery();</text:p>
      <text:p text:style-name="P26"><text:s text:c="2"/></text:p>
      <text:p text:style-name="P26"><text:s text:c="2"/>/* SQL DELETE */</text:p>
      <text:p text:style-name="P26"><text:s text:c="2"/>string sql_delete = "delete from aircraft where id &gt;= 66";</text:p>
      <text:p text:style-name="P26"><text:s text:c="2"/>MySqlCommand my_delete_command = new MySqlCommand(sql_delete, my_connection);</text:p>
      <text:p text:style-name="P26"><text:s text:c="2"/>my_delete_command.ExecuteNonQuery();</text:p>
      <text:p text:style-name="P26"/>
      <text:p text:style-name="P26"><text:s text:c="2"/>/* SQL SELECT */</text:p>
      <text:p text:style-name="P26"><text:s text:c="2"/>string sql_select = "select manf, aircraft, country from v_aircraft_summary order by rand() limit 10";</text:p>
      <text:p text:style-name="P26"><text:s text:c="2"/>MySqlCommand cmd3 = new MySqlCommand(sql_select, my_connection);</text:p>
      <text:p text:style-name="P26"><text:s text:c="2"/>MySqlDataReader my_select_result_set = cmd3.ExecuteReader();</text:p>
      <text:p text:style-name="P26"/>
      <text:p text:style-name="P26"><text:s text:c="2"/>/* SQL RESULT SET */</text:p>
      <text:p text:style-name="P26"><text:s text:c="2"/>while (my_select_result_set.Read())</text:p>
      <text:p text:style-name="P26"><text:s text:c="2"/>{</text:p>
      <text:p text:style-name="P26"><text:s text:c="2"/>Console.WriteLine(my_select_result_set[0] + " | " + my_select_result_set[1] + " | " + my_select_result_set[2]);</text:p>
      <text:p text:style-name="P26"><text:s text:c="2"/>}</text:p>
      <text:p text:style-name="P26"/>
      <text:p text:style-name="P26">}</text:p>
      <text:p text:style-name="P26">catch (Exception ex)</text:p>
      <text:p text:style-name="P26">{</text:p>
      <text:p text:style-name="P26"><text:s text:c="2"/>Console.WriteLine("Unable to my_connectionect to MySQL.");</text:p>
      <text:p text:style-name="P26"><text:s text:c="2"/>Console.WriteLine(ex.ToString());</text:p>
      <text:p text:style-name="P26">}</text:p>
      <text:p text:style-name="P26">/* CLOSE CONNECTION */</text:p>
      <text:p text:style-name="P26">my_connection.Close();</text:p>
      <text:p text:style-name="P26">Console.WriteLine("Done.");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 Mono" svg:font-family="'Ubuntu Mono'" style:font-pitch="fixed"/>
    <style:font-face style:name="Ubuntu Mono1" svg:font-family="'Ubuntu Mono'" style:font-family-generic="modern" style:font-pitch="fixed"/>
    <style:font-face style:name="Ubuntu2" svg:font-family="Ubuntu" style:font-pitch="variable"/>
    <style:font-face style:name="Helvetica Neue1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2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>
      <style:text-properties style:font-name="Ubuntu1" fo:font-family="Ubuntu" style:font-family-generic="swiss" style:font-pitch="variable" fo:font-size="8pt" officeooo:rsid="002bcd08" style:font-size-asian="8pt" style:font-size-complex="8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2" fo:font-size="8pt" style:font-size-asian="8pt" style:font-size-complex="8pt"/>
    </style:style>
    <style:style style:name="MT1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8pt" fo:letter-spacing="normal" fo:language="en" fo:country="US" fo:font-style="normal" style:text-underline-style="none" fo:font-weight="normal" officeooo:rsid="0025e3f5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3"><draw:image xlink:href="Pictures/100000000000012C0000009C18FD5EE8.png" xlink:type="simple" xlink:show="embed" xlink:actuate="onLoad"/></draw:frame></text:p>
      </style:header>
      <style:footer>
        <text:p text:style-name="MP1"><text:span text:style-name="Strong_20_Emphasis"><text:span text:style-name="MT1"/></text:span></text:p>
        <text:p text:style-name="MP2"><text:file-name text:display="full">/Users/tsanders/Desktop/repos/mysql_certification/docs/mysql_dot_net_connector.odt</text:file-na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H50M18S</meta:editing-duration>
    <meta:editing-cycles>13</meta:editing-cycles>
    <meta:generator>LibreOffice/5.0.0.5$MacOSX_X86_64 LibreOffice_project/1b1a90865e348b492231e1c451437d7a15bb262b</meta:generator>
    <meta:creation-date>2018-07-28T12:17:11.975078192</meta:creation-date>
    <dc:date>2018-08-06T20:19:48.441716880</dc:date>
    <meta:print-date>2018-08-03T15:25:27.315000000</meta:print-date>
    <dc:creator>Tim Sanders</dc:creator>
    <meta:document-statistic meta:table-count="1" meta:image-count="1" meta:object-count="0" meta:page-count="4" meta:paragraph-count="184" meta:word-count="1025" meta:character-count="7823" meta:non-whitespace-character-count="6827"/>
  </office:meta>
</office:document-meta>
</file>